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officeooo:rsid="001efff7" officeooo:paragraph-rsid="001efff7" style:font-size-asian="14pt" style:font-size-complex="14pt" style:language-complex="fa" style:country-complex="IR"/>
    </style:style>
    <style:style style:name="P2" style:family="paragraph" style:parent-style-name="Standard">
      <style:paragraph-properties fo:text-align="end" style:justify-single-word="false"/>
      <style:text-properties officeooo:rsid="001efff7" officeooo:paragraph-rsid="001efff7" style:language-complex="fa" style:country-complex="IR"/>
    </style:style>
    <style:style style:name="P3" style:family="paragraph" style:parent-style-name="Standard">
      <style:paragraph-properties fo:text-align="end" style:justify-single-word="false"/>
      <style:text-properties fo:font-weight="bold" officeooo:rsid="00204e06" officeooo:paragraph-rsid="00204e06" style:font-weight-asian="bold" style:language-complex="fa" style:country-complex="IR" style:font-weight-complex="bold"/>
    </style:style>
    <style:style style:name="P4" style:family="paragraph" style:parent-style-name="Standard">
      <style:paragraph-properties fo:text-align="start" style:justify-single-word="false"/>
      <style:text-properties officeooo:rsid="00204e06" officeooo:paragraph-rsid="00204e06" style:language-complex="fa" style:country-complex="IR"/>
    </style:style>
    <style:style style:name="P5" style:family="paragraph" style:parent-style-name="Standard">
      <style:paragraph-properties fo:text-align="start" style:justify-single-word="false"/>
      <style:text-properties fo:font-weight="bold" officeooo:rsid="00204e06" officeooo:paragraph-rsid="00204e06" style:font-weight-asian="bold" style:language-complex="fa" style:country-complex="IR" style:font-weight-complex="bold"/>
    </style:style>
    <style:style style:name="P6" style:family="paragraph" style:parent-style-name="Standard">
      <style:paragraph-properties fo:text-align="end" style:justify-single-word="false"/>
      <style:text-properties officeooo:rsid="00204e06" officeooo:paragraph-rsid="00204e06" style:language-complex="fa" style:country-complex="IR"/>
    </style:style>
    <style:style style:name="P7" style:family="paragraph" style:parent-style-name="Standard" style:list-style-name="L1">
      <style:paragraph-properties fo:text-align="justify" style:justify-single-word="false"/>
      <style:text-properties officeooo:rsid="00204e06" officeooo:paragraph-rsid="00204e06" style:language-complex="fa" style:country-complex="IR"/>
    </style:style>
    <style:style style:name="P8" style:family="paragraph" style:parent-style-name="Standard" style:list-style-name="L1">
      <style:paragraph-properties fo:text-align="justify" style:justify-single-word="false"/>
      <style:text-properties officeooo:paragraph-rsid="00204e06"/>
    </style:style>
    <style:style style:name="P9" style:family="paragraph" style:parent-style-name="Standard">
      <style:paragraph-properties fo:text-align="end" style:justify-single-word="false"/>
      <style:text-properties fo:font-weight="bold" officeooo:rsid="00204e06" officeooo:paragraph-rsid="00204e06" style:font-weight-asian="bold" style:font-weight-complex="bold"/>
    </style:style>
    <style:style style:name="P10" style:family="paragraph" style:parent-style-name="Standard">
      <style:paragraph-properties fo:text-align="end" style:justify-single-word="false"/>
      <style:text-properties fo:font-weight="normal" officeooo:rsid="0020ef51" officeooo:paragraph-rsid="0020ef51" style:font-weight-asian="normal" style:font-weight-complex="normal"/>
    </style:style>
    <style:style style:name="P11" style:family="paragraph" style:parent-style-name="Standard">
      <style:paragraph-properties fo:text-align="justify" style:justify-single-word="false"/>
      <style:text-properties fo:color="#eeffff" loext:opacity="100%" fo:font-weight="normal" officeooo:rsid="0020ef51" officeooo:paragraph-rsid="0020ef51" fo:background-color="#212121" style:font-weight-asian="normal" style:font-weight-complex="normal"/>
    </style:style>
    <style:style style:name="P12" style:family="paragraph" style:parent-style-name="Standard">
      <style:paragraph-properties fo:margin-left="0in" fo:margin-right="0in" style:line-height-at-least="0.25in" fo:text-indent="0in" style:auto-text-indent="false"/>
      <style:text-properties fo:color="#eeffff" loext:opacity="100%" fo:background-color="#212121"/>
    </style:style>
    <style:style style:name="P13" style:family="paragraph" style:parent-style-name="Standard">
      <style:paragraph-properties style:line-height-at-least="0.25in" fo:text-align="end" style:justify-single-word="false"/>
      <style:text-properties officeooo:rsid="0020ef51" officeooo:paragraph-rsid="0020ef51" style:language-complex="fa" style:country-complex="IR"/>
    </style:style>
    <style:style style:name="P14" style:family="paragraph" style:parent-style-name="Standard">
      <style:paragraph-properties fo:margin-left="0in" fo:margin-right="0in" style:line-height-at-least="0.25in" fo:text-align="start" style:justify-single-word="false" fo:text-indent="0in" style:auto-text-indent="false"/>
      <style:text-properties fo:color="#eeffff" loext:opacity="100%" fo:background-color="#212121"/>
    </style:style>
    <style:style style:name="P15" style:family="paragraph" style:parent-style-name="Standard">
      <style:paragraph-properties fo:margin-left="0in" fo:margin-right="0in" style:line-height-at-least="0.25in" fo:text-align="end" style:justify-single-word="false" fo:text-indent="0in" style:auto-text-indent="false"/>
      <style:text-properties fo:font-weight="normal" officeooo:rsid="0020ef51" officeooo:paragraph-rsid="0020ef51" style:font-weight-asian="normal" style:language-complex="fa" style:country-complex="IR" style:font-weight-complex="normal"/>
    </style:style>
    <style:style style:name="P16" style:family="paragraph" style:parent-style-name="Standard">
      <style:paragraph-properties fo:margin-left="0in" fo:margin-right="0in" style:line-height-at-least="0.25in" fo:text-align="end" style:justify-single-word="false" fo:text-indent="0in" style:auto-text-indent="false"/>
      <style:text-properties fo:color="#82aaff" loext:opacity="100%" style:font-name="Consolas" fo:font-size="13.5pt" fo:font-weight="normal" officeooo:rsid="0020ef51" officeooo:paragraph-rsid="0020ef51" fo:background-color="#212121" style:font-weight-asian="normal" style:language-complex="fa" style:country-complex="IR" style:font-weight-complex="normal"/>
    </style:style>
    <style:style style:name="P17" style:family="paragraph" style:parent-style-name="Standard">
      <style:paragraph-properties fo:margin-left="0in" fo:margin-right="0in" style:line-height-at-least="0.25in" fo:text-align="end" style:justify-single-word="false" fo:text-indent="0in" style:auto-text-indent="false"/>
      <style:text-properties fo:font-weight="normal" officeooo:rsid="00218071" officeooo:paragraph-rsid="00218071" style:font-weight-asian="normal" style:language-complex="fa" style:country-complex="IR" style:font-weight-complex="normal"/>
    </style:style>
    <style:style style:name="T1" style:family="text">
      <style:text-properties officeooo:rsid="00204e06" style:language-complex="fa" style:country-complex="IR"/>
    </style:style>
    <style:style style:name="T2" style:family="text">
      <style:text-properties style:language-complex="fa" style:country-complex="IR"/>
    </style:style>
    <style:style style:name="T3" style:family="text">
      <style:text-properties fo:color="#c792ea" loext:opacity="100%" style:font-name="Consolas" fo:font-size="13.5pt"/>
    </style:style>
    <style:style style:name="T4" style:family="text">
      <style:text-properties style:font-name="Consolas" fo:font-size="13.5pt"/>
    </style:style>
    <style:style style:name="T5" style:family="text">
      <style:text-properties fo:color="#82aaff" loext:opacity="100%" style:font-name="Consolas" fo:font-size="13.5pt"/>
    </style:style>
    <style:style style:name="T6" style:family="text">
      <style:text-properties fo:color="#89ddff" loext:opacity="100%" style:font-name="Consolas" fo:font-size="13.5pt"/>
    </style:style>
    <style:style style:name="T7" style:family="text">
      <style:text-properties fo:color="#f07178" loext:opacity="100%" style:font-name="Consolas" fo:font-size="13.5pt" fo:font-style="italic"/>
    </style:style>
    <style:style style:name="T8" style:family="text">
      <style:text-properties style:font-name="Consolas" fo:font-size="13.5pt" fo:font-style="italic"/>
    </style:style>
    <style:style style:name="T9" style:family="text">
      <style:text-properties fo:color="#89ddff" loext:opacity="100%" style:font-name="Consolas" fo:font-size="13.5pt" fo:font-style="italic" fo:font-weight="normal"/>
    </style:style>
    <style:style style:name="T10" style:family="text">
      <style:text-properties style:font-name="Consolas" fo:font-size="13.5pt" fo:font-weight="normal"/>
    </style:style>
    <style:style style:name="T11" style:family="text">
      <style:text-properties style:font-name="Consolas" fo:font-size="13.5pt" fo:font-style="italic" fo:font-weight="normal"/>
    </style:style>
    <style:style style:name="T12" style:family="text">
      <style:text-properties fo:color="#89ddff" loext:opacity="100%" style:font-name="Consolas" fo:font-size="13.5pt" fo:font-weight="normal"/>
    </style:style>
    <style:style style:name="T13" style:family="text">
      <style:text-properties fo:color="#c792ea" loext:opacity="100%" style:font-name="Consolas" fo:font-size="13.5pt" fo:font-weight="normal"/>
    </style:style>
    <style:style style:name="T14" style:family="text">
      <style:text-properties fo:color="#82aaff" loext:opacity="100%" style:font-name="Consolas" fo:font-size="13.5pt" fo:font-weight="normal"/>
    </style:style>
    <style:style style:name="T15" style:family="text">
      <style:text-properties fo:color="#f07178" loext:opacity="100%" style:font-name="Consolas" fo:font-size="13.5pt" fo:font-style="italic" fo:font-weight="normal"/>
    </style:style>
    <style:style style:name="T16" style:family="text">
      <style:text-properties fo:color="#ffcb6b" loext:opacity="100%" style:font-name="Consolas" fo:font-size="13.5pt" fo:font-weight="normal"/>
    </style:style>
    <style:style style:name="T17" style:family="text">
      <style:text-properties fo:color="#82aaff" loext:opacity="100%" style:font-name="Consolas" fo:font-size="13.5pt" fo:font-style="italic" fo:font-weight="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ه نام خدا</text:p>
      <text:p text:style-name="P2">نام و نام خانوادگی : فاطمه واقعی</text:p>
      <text:p text:style-name="P2"/>
      <text:p text:style-name="P2">شماره دانشجویی : 14025361051</text:p>
      <text:p text:style-name="P2"/>
      <text:p text:style-name="P2"><text:s/>و <text:s/>متد مرتب سازی آن خارج از کلاس xor linked list تمرین شماره 3 : پیاده‌سازی</text:p>
      <text:p text:style-name="P2"/>
      <text:p text:style-name="P2">----------------------------------------------------------------------------------------------------------------------------</text:p>
      <text:p text:style-name="P2"/>
      <text:p text:style-name="P3">مقدمه</text:p>
      <text:p text:style-name="P4">را پیاده‌سازی کردیم و در نهایت با یک تابع از خارج کلاس آن را مرتب کردیم xor linked list در این قطعه کد ساختمان داده </text:p>
      <text:p text:style-name="P5"/>
      <text:p text:style-name="P3">ابزار مورد استفاده</text:p>
      <text:p text:style-name="P6">پیاده‌سازی شده است Python این کد به زبان </text:p>
      <text:p text:style-name="P6">و پکیج ها و کتابخانه‌های استفاده شده عبارت اند از</text:p>
      <text:list text:style-name="L1">
        <text:list-item>
          <text:p text:style-name="P7">weakref : <text:s/>هنگام استفاده مستقیم از ادررس ها داده‌های ایجاد شده از بین نرود و در جایی ذخیره شود</text:p>
        </text:list-item>
        <text:list-item>
          <text:p text:style-name="P7">id : در زبان مدیریت شده پایتون به این طریق میتوان به آدرس یک ابجت دسترسی پیاده کرد</text:p>
        </text:list-item>
        <text:list-item>
          <text:p text:style-name="P8"><text:span text:style-name="T1">treading : برای لاک کردن و انلاک کردن قطعه کد ها</text:span></text:p>
        </text:list-item>
      </text:list>
      <text:p text:style-name="P9"><text:span text:style-name="T2">شرح کد </text:span></text:p>
      <text:p text:style-name="P10"><text:span text:style-name="T2">با تعریف یک اینترفس و یک کلاس برای ایکسور لینکد لیست و تعریف کلاس نود پروژه خود را شروع کردم</text:span></text:p>
      <text:p text:style-name="P11">    <text:span text:style-name="T3">def</text:span><text:span text:style-name="T4"> </text:span><text:span text:style-name="T5">_xor</text:span><text:span text:style-name="T6">(</text:span><text:span text:style-name="T7">self</text:span><text:span text:style-name="T6">,</text:span><text:span text:style-name="T4"> </text:span><text:span text:style-name="T8">head</text:span><text:span text:style-name="T6">,</text:span><text:span text:style-name="T4"> </text:span><text:span text:style-name="T8">tail</text:span><text:span text:style-name="T6">):</text:span></text:p>
      <text:p text:style-name="P12">        <text:span text:style-name="T9">return</text:span><text:span text:style-name="T10"> </text:span><text:span text:style-name="T11">head</text:span><text:span text:style-name="T10"> </text:span><text:span text:style-name="T12">^</text:span><text:span text:style-name="T10"> </text:span><text:span text:style-name="T11">tail</text:span><text:span text:style-name="T10"> </text:span><text:span text:style-name="T9">if</text:span><text:span text:style-name="T10"> </text:span><text:span text:style-name="T11">head</text:span><text:span text:style-name="T10"> </text:span><text:span text:style-name="T12">and</text:span><text:span text:style-name="T10"> </text:span><text:span text:style-name="T11">tail</text:span><text:span text:style-name="T10"> </text:span><text:span text:style-name="T9">else</text:span><text:span text:style-name="T10"> </text:span><text:span text:style-name="T11">head</text:span><text:span text:style-name="T10"> </text:span><text:span text:style-name="T12">or</text:span><text:span text:style-name="T10"> </text:span><text:span text:style-name="T11">tail</text:span></text:p>
      <text:p text:style-name="P13">با تعریف این متد <text:s/>در کلاس خود میتوانیم یک آدرس ایکسور برای هر خانه تعریف کنیم تا به خانه قبل و بعد <text:s/>دسترسی داشته باشیم <text:s/></text:p>
      <text:p text:style-name="P12">    <text:span text:style-name="T13">def</text:span><text:span text:style-name="T10"> </text:span><text:span text:style-name="T14">_drefrence_pointer</text:span><text:span text:style-name="T12">(</text:span><text:span text:style-name="T15">self</text:span><text:span text:style-name="T12">,</text:span><text:span text:style-name="T10"> </text:span><text:span text:style-name="T11">id_node</text:span><text:span text:style-name="T12">)-&gt;</text:span><text:span text:style-name="T10"> </text:span><text:span text:style-name="T16">Node</text:span><text:span text:style-name="T12">:</text:span></text:p>
      <text:p text:style-name="P12">        <text:span text:style-name="T9">for</text:span><text:span text:style-name="T10"> node </text:span><text:span text:style-name="T17">in</text:span><text:span text:style-name="T10"> </text:span><text:span text:style-name="T15">self</text:span><text:span text:style-name="T12">.</text:span><text:span text:style-name="T10">_nodes</text:span><text:span text:style-name="T12">:</text:span></text:p>
      <text:p text:style-name="P12">            <text:span text:style-name="T9">if</text:span><text:span text:style-name="T10"> </text:span><text:span text:style-name="T14">id</text:span><text:span text:style-name="T12">(</text:span><text:span text:style-name="T10">node</text:span><text:span text:style-name="T12">)</text:span><text:span text:style-name="T10"> </text:span><text:span text:style-name="T12">==</text:span><text:span text:style-name="T10"> </text:span><text:span text:style-name="T11">id_node</text:span><text:span text:style-name="T12">:</text:span></text:p>
      <text:p text:style-name="P12">                <text:span text:style-name="T9">return</text:span><text:span text:style-name="T10"> node</text:span></text:p>
      <text:p text:style-name="P14">        <text:span text:style-name="T9">return</text:span><text:span text:style-name="T10"> </text:span><text:span text:style-name="T12">None</text:span><text:span text:style-name="T10"> </text:span></text:p>
      <text:p text:style-name="P15">با تعریف این تابع با استفاده از آدرس داده شده به نود مورد نظر را پیاده میکنیم </text:p>
      <text:p text:style-name="P15">هر دو متد خصوصی تعریف شده و فقط مختص خود کلاس است</text:p>
      <text:p text:style-name="P15"/>
      <text:p text:style-name="P15">و بعد متد های افزودن به اول و آخر و پاک کردن از اول و آخر را به کمک این متد ها پیاده‌سازی کردیم</text:p>
      <text:p text:style-name="P16">sort_linked_lit</text:p>
      <text:p text:style-name="P15"><text:s text:c="2"/>یک لینک لیست به عنوان ورودب دریافت میکند و بررسی میکند اگر خالی باشد از تابع خارج می‌شود در غیر این صورت <text:s/>به یک حلقه فور مرتب سازی را شروع میکند به صورتی که با استفاده از تیل به آخرین عنصر دسترسی پیاده مبیکنیم <text:s/>و آن را در یک متغیر جدید ذخیره کرده و آن را از آخر احذف میکنیم <text:s/>اگر هد خالی باشد یا مقدار ان <text:s/>بزرگ‌تر از داده هد باشد به اول لیست اضافه می‌شود اگر چنین نباشد</text:p>
      <text:p text:style-name="P17">با تعریف عنصر قبلی و بعدی و ایجاد یک حلقه شروع میکنیم اگر عنصر بعدی خالی نباشد و مقدار آن کمتر از <text:s/>متغیری که داریم باشد با استفاده از توابع خصوصی به سایر مقادیر لیست دسترسی پیدا میکنیم <text:s/></text:p>
      <text:p text:style-name="P17"><text:soft-page-break/>اگر در نهایت به عنصر خالی رسیدیم (یعنی عنصر جاری‌ای برای مقایسه وجود ندارد)، به این معنی است که عنصر فعلی بزرگتر از تمام عناصر موجود در لیست است، بنابراین آن را در انتهای لیست (تیل) قرار می‌دهیم. اگر هنوز عنصر وجود دارد، این عنصر به ابتدای لیست (هد) اضافه می‌شود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1T12:07:41.151000000</meta:creation-date>
    <dc:date>2024-11-01T18:18:33.018000000</dc:date>
    <meta:editing-duration>PT19M20S</meta:editing-duration>
    <meta:editing-cycles>2</meta:editing-cycles>
    <meta:generator>LibreOffice/24.8.2.1$Windows_X86_64 LibreOffice_project/0f794b6e29741098670a3b95d60478a65d05ef13</meta:generator>
    <meta:document-statistic meta:table-count="0" meta:image-count="0" meta:object-count="0" meta:page-count="2" meta:paragraph-count="30" meta:word-count="431" meta:character-count="2244" meta:non-whitespace-character-count="1764"/>
  </office:meta>
</office:document-meta>
</file>